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3091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MMANUEL KATENDE DINANGA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LIPE SILVANO PERINI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RNANDO GIARETTA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WEIGERT CASSALES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HUGO STEFAN KAUS PUHLMANN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IVAN ISAÍAS FRIESS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ÚLIO CÉSAR VIEIRA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IZ FELIPE NETTO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IZ JOSÉ SCHIRMER SILVA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NATHAN LEIDEMER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BLO BIZZI MAHMUD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BLO DALSASSO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EDRO BASTOS ZORRILLA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HIAGO LOPES TRUGILLO DA SILVEIRA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ÍTOR DA SILVA</text:p>
          </table:table-cell>
          <table:table-cell office:value-type="float" office:value="2013">
            <text:p>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2:21</dc:date>
    <meta:document-statistic meta:table-count="1" meta:cell-count="64" meta:object-count="0"/>
    <meta:generator>OpenOffice.org/3.4.1$Unix OpenOffice.org_project/341m1$Build-9593</meta:generator>
  </office:meta>
</office:document-meta>
</file>